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SynchronizationManager.clearSynchroniz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actionSynchronizationManager.setCurrentTransactionIsolationLevel( @ Nullable Integer isolation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SynchronizationManager.doGetResource( Object actual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ransactionSynchronizationManager.initSynchroniz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actionSynchronizationManager.setCurrentTransactionReadOnly( boolean readOnl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SynchronizationManag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nsactionSynchronizationManager.bindResource( Object key ,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ransactionSynchronizationManager.getResource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actionSynchronizationManager.isSynchronization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SynchronizationManager.getSynchroniza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ransactionSynchronizationManager.doUnbindResource( Object actual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ransactionSynchronizationManager.registerSynchronization( TransactionSynchronization synchroniz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ansactionSynchronizationManager.getCurrentTransactionIsolation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SynchronizationManager.isActualTransaction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SynchronizationManager.setActualTransactionActive( boolean activ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SynchronizationManager.unbindResourceIfPossibl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actionSynchronizationManager.getCurrentTransac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SynchronizationManager.isCurrentTransaction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SynchronizationManager.hasResourc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actionSynchronizationManager.setCurrentTransactionName( @ Nullable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SynchronizationManager.unbindResource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ansactionSynchronizationManager.getResourc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